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728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 style:data-style-name="N135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36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orm Responses 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11" table:default-cell-style-name="ce3"/>
        <table:table-column table:style-name="co1" table:default-cell-style-name="ce8"/>
        <table:table-column table:style-name="co1" table:default-cell-style-name="ce3"/>
        <table:table-column table:style-name="co1" table:default-cell-style-name="ce8"/>
        <table:table-column table:style-name="co1" table:number-columns-repeated="4" table:default-cell-style-name="Default"/>
        <table:table-column table:style-name="co2" table:number-columns-repeated="23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ype</text:p>
          </table:table-cell>
          <table:table-cell table:style-name="ce4" office:value-type="string" calcext:value-type="string">
            <text:p>index_numb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combination_type</text:p>
          </table:table-cell>
          <table:table-cell office:value-type="string" calcext:value-type="string">
            <text:p>first_major</text:p>
          </table:table-cell>
          <table:table-cell office:value-type="string" calcext:value-type="string">
            <text:p>second_major</text:p>
          </table:table-cell>
          <table:table-cell table:style-name="ce3" office:value-type="string" calcext:value-type="string">
            <text:p>phone_number</text:p>
          </table:table-cell>
          <table:table-cell office:value-type="string" calcext:value-type="string">
            <text:p>email</text:p>
          </table:table-cell>
          <table:table-cell table:style-name="ce3" office:value-type="string" calcext:value-type="string">
            <text:p>copy</text:p>
          </table:table-cell>
          <table:table-cell table:style-name="ce3" office:value-type="string" calcext:value-type="string">
            <text:p>receipt_number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Untitled Question</text:p>
          </table:table-cell>
          <table:table-cell table:number-columns-repeated="237"/>
        </table:table-row>
        <table:table-row table:style-name="ro1">
          <table:table-cell table:style-name="ce2" office:value-type="date" office:date-value="2015-04-21T22:56:24" calcext:value-type="date">
            <text:p>4/21/2015 22:56:24</text:p>
          </table:table-cell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Wordy</text:p>
          </table:table-cell>
          <table:table-cell table:style-name="ce4" office:value-type="string" calcext:value-type="string">
            <text:p>Etorn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03543" calcext:value-type="float">
            <text:p>10303543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Mathematics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62" calcext:value-type="float">
            <text:p>4556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2T22:56:24" calcext:value-type="date">
            <text:p>4/22/2015 22:56:24</text:p>
          </table:table-cell>
          <table:table-cell table:style-name="ce4" office:value-type="string" calcext:value-type="string">
            <text:p>LAUDINA</text:p>
          </table:table-cell>
          <table:table-cell table:style-name="ce4" office:value-type="string" calcext:value-type="string">
            <text:p>ADJEI-BOATEY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4655" calcext:value-type="float">
            <text:p>1045465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63" calcext:value-type="float">
            <text:p>4556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3T22:56:24" calcext:value-type="date">
            <text:p>4/23/2015 22:56:24</text:p>
          </table:table-cell>
          <table:table-cell table:style-name="ce4" office:value-type="string" calcext:value-type="string">
            <text:p>PATRICIA</text:p>
          </table:table-cell>
          <table:table-cell table:style-name="ce4" office:value-type="string" calcext:value-type="string">
            <text:p>AKUFFO-HENAKU</text:p>
          </table:table-cell>
          <table:table-cell table:style-name="ce4" office:value-type="string" calcext:value-type="string">
            <text:p>OHENEWA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6689" calcext:value-type="float">
            <text:p>1048668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64" calcext:value-type="float">
            <text:p>4556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4T22:56:24" calcext:value-type="date">
            <text:p>4/24/2015 22:56:24</text:p>
          </table:table-cell>
          <table:table-cell table:style-name="ce4" office:value-type="string" calcext:value-type="string">
            <text:p>RUTH</text:p>
          </table:table-cell>
          <table:table-cell table:style-name="ce4" office:value-type="string" calcext:value-type="string">
            <text:p>AMPOFO</text:p>
          </table:table-cell>
          <table:table-cell table:style-name="ce4" office:value-type="string" calcext:value-type="string">
            <text:p>MAADWO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17850" calcext:value-type="float">
            <text:p>10517850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565" calcext:value-type="float">
            <text:p>4556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5T22:56:24" calcext:value-type="date">
            <text:p>4/25/2015 22:56:24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Oppong-Amo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4940" calcext:value-type="float">
            <text:p>1045494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566" calcext:value-type="float">
            <text:p>4556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6T22:56:24" calcext:value-type="date">
            <text:p>4/26/2015 22:56:24</text:p>
          </table:table-cell>
          <table:table-cell table:style-name="ce4" office:value-type="string" calcext:value-type="string">
            <text:p>EDNA</text:p>
          </table:table-cell>
          <table:table-cell table:style-name="ce4" office:value-type="string" calcext:value-type="string">
            <text:p>AYENA</text:p>
          </table:table-cell>
          <table:table-cell table:style-name="ce4" office:value-type="string" calcext:value-type="string">
            <text:p>ELO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23438" calcext:value-type="float">
            <text:p>10523438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567" calcext:value-type="float">
            <text:p>4556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7T22:56:24" calcext:value-type="date">
            <text:p>4/27/2015 22:56:2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Owusu</text:p>
          </table:table-cell>
          <table:table-cell table:style-name="ce4" office:value-type="string" calcext:value-type="string">
            <text:p>Appi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8805" calcext:value-type="float">
            <text:p>1045880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568" calcext:value-type="float">
            <text:p>4556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8T22:56:24" calcext:value-type="date">
            <text:p>4/28/2015 22:56:2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ADU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23447" calcext:value-type="float">
            <text:p>10423447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569" calcext:value-type="float">
            <text:p>4556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9T22:56:24" calcext:value-type="date">
            <text:p>4/29/2015 22:56:24</text:p>
          </table:table-cell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Apau-Danso</text:p>
          </table:table-cell>
          <table:table-cell table:style-name="ce4" office:value-type="string" calcext:value-type="string">
            <text:p>Nana Adwo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80601" calcext:value-type="float">
            <text:p>1048060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570" calcext:value-type="float">
            <text:p>4557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30T22:56:24" calcext:value-type="date">
            <text:p>4/30/2015 22:56:24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Ans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523628" calcext:value-type="float">
            <text:p>10523628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571" calcext:value-type="float">
            <text:p>4557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1T22:56:24" calcext:value-type="date">
            <text:p>5/1/2015 22:56:24</text:p>
          </table:table-cell>
          <table:table-cell table:style-name="ce4" office:value-type="string" calcext:value-type="string">
            <text:p>ELLIOT</text:p>
          </table:table-cell>
          <table:table-cell table:style-name="ce4" office:value-type="string" calcext:value-type="string">
            <text:p>DZAKPO</text:p>
          </table:table-cell>
          <table:table-cell table:style-name="ce4" office:value-type="string" calcext:value-type="string">
            <text:p>BELIEV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46082" calcext:value-type="float">
            <text:p>1044608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572" calcext:value-type="float">
            <text:p>4557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2T22:56:24" calcext:value-type="date">
            <text:p>5/2/2015 22:56:24</text:p>
          </table:table-cell>
          <table:table-cell table:style-name="ce4" office:value-type="string" calcext:value-type="string">
            <text:p>CONSTANCE</text:p>
          </table:table-cell>
          <table:table-cell table:style-name="ce4" office:value-type="string" calcext:value-type="string">
            <text:p>BONSU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75943" calcext:value-type="float">
            <text:p>1047594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573" calcext:value-type="float">
            <text:p>4557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3T22:56:24" calcext:value-type="date">
            <text:p>5/3/2015 22:56:24</text:p>
          </table:table-cell>
          <table:table-cell table:style-name="ce4" office:value-type="string" calcext:value-type="string">
            <text:p>Vanessa</text:p>
          </table:table-cell>
          <table:table-cell table:style-name="ce4" office:value-type="string" calcext:value-type="string">
            <text:p>Appah-Gyamen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374283" calcext:value-type="float">
            <text:p>10374283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574" calcext:value-type="float">
            <text:p>4557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4T22:56:24" calcext:value-type="date">
            <text:p>5/4/2015 22:56:24</text:p>
          </table:table-cell>
          <table:table-cell table:style-name="ce4" office:value-type="string" calcext:value-type="string">
            <text:p>Nii</text:p>
          </table:table-cell>
          <table:table-cell table:style-name="ce4" office:value-type="string" calcext:value-type="string">
            <text:p>Mensah</text:p>
          </table:table-cell>
          <table:table-cell table:style-name="ce4" office:value-type="string" calcext:value-type="string">
            <text:p>Kon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93603" calcext:value-type="float">
            <text:p>1049360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575" calcext:value-type="float">
            <text:p>4557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5T22:56:24" calcext:value-type="date">
            <text:p>5/5/2015 22:56:24</text:p>
          </table:table-cell>
          <table:table-cell table:style-name="ce4" office:value-type="string" calcext:value-type="string">
            <text:p>NICHOLAS</text:p>
          </table:table-cell>
          <table:table-cell table:style-name="ce4" office:value-type="string" calcext:value-type="string">
            <text:p>KITSI</text:p>
          </table:table-cell>
          <table:table-cell table:style-name="ce4" office:value-type="string" calcext:value-type="string">
            <text:p>ETORN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93934" calcext:value-type="float">
            <text:p>1049393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576" calcext:value-type="float">
            <text:p>4557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6T22:56:24" calcext:value-type="date">
            <text:p>5/6/2015 22:56:24</text:p>
          </table:table-cell>
          <table:table-cell table:style-name="ce4" office:value-type="string" calcext:value-type="string">
            <text:p>ISAAC</text:p>
          </table:table-cell>
          <table:table-cell table:style-name="ce4" office:value-type="string" calcext:value-type="string">
            <text:p>DONKOR</text:p>
          </table:table-cell>
          <table:table-cell table:style-name="ce4" office:value-type="string" calcext:value-type="string">
            <text:p>INKUMS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95515" calcext:value-type="float">
            <text:p>1049551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577" calcext:value-type="float">
            <text:p>4557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7T22:56:24" calcext:value-type="date">
            <text:p>5/7/2015 22:56:24</text:p>
          </table:table-cell>
          <table:table-cell table:style-name="ce4" office:value-type="string" calcext:value-type="string">
            <text:p>Elvis</text:p>
          </table:table-cell>
          <table:table-cell table:style-name="ce4" office:value-type="string" calcext:value-type="string">
            <text:p>Kusi</text:p>
          </table:table-cell>
          <table:table-cell table:style-name="ce4" office:value-type="string" calcext:value-type="string">
            <text:p>Kye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89162" calcext:value-type="float">
            <text:p>1048916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578" calcext:value-type="float">
            <text:p>4557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8T22:56:24" calcext:value-type="date">
            <text:p>5/8/2015 22:56:24</text:p>
          </table:table-cell>
          <table:table-cell table:style-name="ce4" office:value-type="string" calcext:value-type="string">
            <text:p>PRINCE</text:p>
          </table:table-cell>
          <table:table-cell table:style-name="ce4" office:value-type="string" calcext:value-type="string">
            <text:p>EDUABA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54902" calcext:value-type="float">
            <text:p>1045490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579" calcext:value-type="float">
            <text:p>4557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9T22:56:24" calcext:value-type="date">
            <text:p>5/9/2015 22:56:24</text:p>
          </table:table-cell>
          <table:table-cell table:style-name="ce4" office:value-type="string" calcext:value-type="string">
            <text:p>Ayishetu</text:p>
          </table:table-cell>
          <table:table-cell table:style-name="ce4" office:value-type="string" calcext:value-type="string">
            <text:p>Aryeetey</text:p>
          </table:table-cell>
          <table:table-cell table:style-name="ce4" office:value-type="string" calcext:value-type="string">
            <text:p>Okaik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67361" calcext:value-type="float">
            <text:p>1046736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580" calcext:value-type="float">
            <text:p>4558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0T22:56:24" calcext:value-type="date">
            <text:p>5/10/2015 22:56:24</text:p>
          </table:table-cell>
          <table:table-cell table:style-name="ce4" office:value-type="string" calcext:value-type="string">
            <text:p>MATHIAS</text:p>
          </table:table-cell>
          <table:table-cell table:style-name="ce4" office:value-type="string" calcext:value-type="string">
            <text:p>ADJEI</text:p>
          </table:table-cell>
          <table:table-cell table:style-name="ce4" office:value-type="string" calcext:value-type="string">
            <text:p>AKUOK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377931" calcext:value-type="float">
            <text:p>10377931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581" calcext:value-type="float">
            <text:p>4558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1T22:56:24" calcext:value-type="date">
            <text:p>5/11/2015 22:56:24</text:p>
          </table:table-cell>
          <table:table-cell table:style-name="ce4" office:value-type="string" calcext:value-type="string">
            <text:p>Sandra</text:p>
          </table:table-cell>
          <table:table-cell table:style-name="ce4" office:value-type="string" calcext:value-type="string">
            <text:p>Amiher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87013" calcext:value-type="float">
            <text:p>1048701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582" calcext:value-type="float">
            <text:p>4558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2T22:56:24" calcext:value-type="date">
            <text:p>5/12/2015 22:56:24</text:p>
          </table:table-cell>
          <table:table-cell table:style-name="ce4" office:value-type="string" calcext:value-type="string">
            <text:p>Emmanuelle</text:p>
          </table:table-cell>
          <table:table-cell table:style-name="ce4" office:value-type="string" calcext:value-type="string">
            <text:p>Dankwa</text:p>
          </table:table-cell>
          <table:table-cell table:style-name="ce4" office:value-type="string" calcext:value-type="string">
            <text:p>Afaribe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57256" calcext:value-type="float">
            <text:p>1045725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583" calcext:value-type="float">
            <text:p>4558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3T22:56:24" calcext:value-type="date">
            <text:p>5/13/2015 22:56:24</text:p>
          </table:table-cell>
          <table:table-cell table:style-name="ce4" office:value-type="string" calcext:value-type="string">
            <text:p>Eeric</text:p>
          </table:table-cell>
          <table:table-cell table:style-name="ce4" office:value-type="string" calcext:value-type="string">
            <text:p>Mens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3938" calcext:value-type="float">
            <text:p>10463938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584" calcext:value-type="float">
            <text:p>4558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4T22:56:24" calcext:value-type="date">
            <text:p>5/14/2015 22:56:24</text:p>
          </table:table-cell>
          <table:table-cell table:style-name="ce4" office:value-type="string" calcext:value-type="string">
            <text:p>Naa Lamle</text:p>
          </table:table-cell>
          <table:table-cell table:style-name="ce4" office:value-type="string" calcext:value-type="string">
            <text:p>Lamptey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1982" calcext:value-type="float">
            <text:p>10531982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585" calcext:value-type="float">
            <text:p>4558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5T22:56:24" calcext:value-type="date">
            <text:p>5/15/2015 22:56:24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KUMAKO</text:p>
          </table:table-cell>
          <table:table-cell table:style-name="ce4" office:value-type="string" calcext:value-type="string">
            <text:p>KWAK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12487" calcext:value-type="float">
            <text:p>10412487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5586" calcext:value-type="float">
            <text:p>4558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6T22:56:24" calcext:value-type="date">
            <text:p>5/16/2015 22:56:24</text:p>
          </table:table-cell>
          <table:table-cell table:style-name="ce4" office:value-type="string" calcext:value-type="string">
            <text:p>Mariama</text:p>
          </table:table-cell>
          <table:table-cell table:style-name="ce4" office:value-type="string" calcext:value-type="string">
            <text:p>Laryea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9250" calcext:value-type="float">
            <text:p>1046925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587" calcext:value-type="float">
            <text:p>4558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7T22:56:24" calcext:value-type="date">
            <text:p>5/17/2015 22:56:24</text:p>
          </table:table-cell>
          <table:table-cell table:style-name="ce4" office:value-type="string" calcext:value-type="string">
            <text:p>Cyhana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Le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7023" calcext:value-type="float">
            <text:p>1047702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5588" calcext:value-type="float">
            <text:p>4558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8T22:56:24" calcext:value-type="date">
            <text:p>5/18/2015 22:56:24</text:p>
          </table:table-cell>
          <table:table-cell table:style-name="ce4" office:value-type="string" calcext:value-type="string">
            <text:p>Donna</text:p>
          </table:table-cell>
          <table:table-cell table:style-name="ce4" office:value-type="string" calcext:value-type="string">
            <text:p>Bart-Plang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0980" calcext:value-type="float">
            <text:p>1046098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589" calcext:value-type="float">
            <text:p>4558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9T22:56:24" calcext:value-type="date">
            <text:p>5/19/2015 22:56:24</text:p>
          </table:table-cell>
          <table:table-cell table:style-name="ce4" office:value-type="string" calcext:value-type="string">
            <text:p>Shadrack</text:p>
          </table:table-cell>
          <table:table-cell table:style-name="ce4" office:value-type="string" calcext:value-type="string">
            <text:p>Arm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6971" calcext:value-type="float">
            <text:p>1045697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590" calcext:value-type="float">
            <text:p>4559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0T22:56:24" calcext:value-type="date">
            <text:p>5/20/2015 22:56:24</text:p>
          </table:table-cell>
          <table:table-cell table:style-name="ce4" office:value-type="string" calcext:value-type="string">
            <text:p>DERRICK</text:p>
          </table:table-cell>
          <table:table-cell table:style-name="ce4" office:value-type="string" calcext:value-type="string">
            <text:p>GYAPONG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8321" calcext:value-type="float">
            <text:p>1047832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591" calcext:value-type="float">
            <text:p>4559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1T22:56:24" calcext:value-type="date">
            <text:p>5/21/2015 22:56:2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DARKO</text:p>
          </table:table-cell>
          <table:table-cell table:style-name="ce4" office:value-type="string" calcext:value-type="string">
            <text:p>OFOS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9344" calcext:value-type="float">
            <text:p>1046934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592" calcext:value-type="float">
            <text:p>4559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2T22:56:24" calcext:value-type="date">
            <text:p>5/22/2015 22:56:24</text:p>
          </table:table-cell>
          <table:table-cell table:style-name="ce4" office:value-type="string" calcext:value-type="string">
            <text:p>HABIB</text:p>
          </table:table-cell>
          <table:table-cell table:style-name="ce4" office:value-type="string" calcext:value-type="string">
            <text:p>SUMANI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46326" calcext:value-type="float">
            <text:p>1044632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593" calcext:value-type="float">
            <text:p>4559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3T22:56:24" calcext:value-type="date">
            <text:p>5/23/2015 22:56:24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string" calcext:value-type="string">
            <text:p>Ampofo</text:p>
          </table:table-cell>
          <table:table-cell table:style-name="ce4" office:value-type="string" calcext:value-type="string">
            <text:p>Kwas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7059" calcext:value-type="float">
            <text:p>1045705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594" calcext:value-type="float">
            <text:p>4559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4T22:56:24" calcext:value-type="date">
            <text:p>5/24/2015 22:56:24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Boateng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2904" calcext:value-type="float">
            <text:p>1046290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595" calcext:value-type="float">
            <text:p>4559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5T22:56:24" calcext:value-type="date">
            <text:p>5/25/2015 22:56:24</text:p>
          </table:table-cell>
          <table:table-cell table:style-name="ce4" office:value-type="string" calcext:value-type="string">
            <text:p>Abigail</text:p>
          </table:table-cell>
          <table:table-cell table:style-name="ce4" office:value-type="string" calcext:value-type="string">
            <text:p>Azumah</text:p>
          </table:table-cell>
          <table:table-cell table:style-name="ce4" office:value-type="string" calcext:value-type="string">
            <text:p>joy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2055" calcext:value-type="float">
            <text:p>1048205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596" calcext:value-type="float">
            <text:p>4559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6T22:56:24" calcext:value-type="date">
            <text:p>5/26/2015 22:56:24</text:p>
          </table:table-cell>
          <table:table-cell table:style-name="ce4" office:value-type="string" calcext:value-type="string">
            <text:p>Sandra</text:p>
          </table:table-cell>
          <table:table-cell table:style-name="ce4" office:value-type="string" calcext:value-type="string">
            <text:p>Amoako Fordjour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6839" calcext:value-type="float">
            <text:p>1048683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597" calcext:value-type="float">
            <text:p>4559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7T22:56:24" calcext:value-type="date">
            <text:p>5/27/2015 22:56:24</text:p>
          </table:table-cell>
          <table:table-cell table:style-name="ce4" office:value-type="string" calcext:value-type="string">
            <text:p>YESRINE</text:p>
          </table:table-cell>
          <table:table-cell table:style-name="ce4" office:value-type="string" calcext:value-type="string">
            <text:p>KORLEY</text:p>
          </table:table-cell>
          <table:table-cell table:style-name="ce4" office:value-type="string" calcext:value-type="string">
            <text:p>NAA MORK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4083" calcext:value-type="float">
            <text:p>1046408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5598" calcext:value-type="float">
            <text:p>4559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8T22:56:24" calcext:value-type="date">
            <text:p>5/28/2015 22:56:24</text:p>
          </table:table-cell>
          <table:table-cell table:style-name="ce4" office:value-type="string" calcext:value-type="string">
            <text:p>Mustapha</text:p>
          </table:table-cell>
          <table:table-cell table:style-name="ce4" office:value-type="string" calcext:value-type="string">
            <text:p>Yahya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19656" calcext:value-type="float">
            <text:p>10419656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5599" calcext:value-type="float">
            <text:p>4559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9T22:56:24" calcext:value-type="date">
            <text:p>5/29/2015 22:56:24</text:p>
          </table:table-cell>
          <table:table-cell table:style-name="ce4" office:value-type="string" calcext:value-type="string">
            <text:p>DOROTHY</text:p>
          </table:table-cell>
          <table:table-cell table:style-name="ce4" office:value-type="string" calcext:value-type="string">
            <text:p>JUMPAH</text:p>
          </table:table-cell>
          <table:table-cell table:style-name="ce4" office:value-type="string" calcext:value-type="string">
            <text:p>MAM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5792" calcext:value-type="float">
            <text:p>1045579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5600" calcext:value-type="float">
            <text:p>4560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30T22:56:24" calcext:value-type="date">
            <text:p>5/30/2015 22:56:24</text:p>
          </table:table-cell>
          <table:table-cell table:style-name="ce4" office:value-type="string" calcext:value-type="string">
            <text:p>NANA AMMA</text:p>
          </table:table-cell>
          <table:table-cell table:style-name="ce4" office:value-type="string" calcext:value-type="string">
            <text:p>ADU-BROBEY</text:p>
          </table:table-cell>
          <table:table-cell table:style-name="ce4" office:value-type="string" calcext:value-type="string">
            <text:p>ARK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22291" calcext:value-type="float">
            <text:p>10422291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45601" calcext:value-type="float">
            <text:p>4560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31T22:56:24" calcext:value-type="date">
            <text:p>5/31/2015 22:56:24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Afrifa</text:p>
          </table:table-cell>
          <table:table-cell table:style-name="ce4" office:value-type="string" calcext:value-type="string">
            <text:p>Boate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9674" calcext:value-type="float">
            <text:p>1046967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45602" calcext:value-type="float">
            <text:p>4560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1T22:56:24" calcext:value-type="date">
            <text:p>6/1/2015 22:56:24</text:p>
          </table:table-cell>
          <table:table-cell table:style-name="ce4" office:value-type="string" calcext:value-type="string">
            <text:p>Paula</text:p>
          </table:table-cell>
          <table:table-cell table:style-name="ce4" office:value-type="string" calcext:value-type="string">
            <text:p>Dowuona</text:p>
          </table:table-cell>
          <table:table-cell table:style-name="ce4" office:value-type="string" calcext:value-type="string">
            <text:p>Nork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15088" calcext:value-type="float">
            <text:p>10415088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5603" calcext:value-type="float">
            <text:p>4560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2T22:56:24" calcext:value-type="date">
            <text:p>6/2/2015 22:56:24</text:p>
          </table:table-cell>
          <table:table-cell table:style-name="ce4" office:value-type="string" calcext:value-type="string">
            <text:p>Evangelina</text:p>
          </table:table-cell>
          <table:table-cell table:style-name="ce4" office:value-type="string" calcext:value-type="string">
            <text:p>Adda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7097" calcext:value-type="float">
            <text:p>10477097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5604" calcext:value-type="float">
            <text:p>4560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3T22:56:24" calcext:value-type="date">
            <text:p>6/3/2015 22:56:24</text:p>
          </table:table-cell>
          <table:table-cell table:style-name="ce5" office:value-type="string" calcext:value-type="string">
            <text:p>JOEL</text:p>
          </table:table-cell>
          <table:table-cell table:style-name="ce5" office:value-type="string" calcext:value-type="string">
            <text:p>APPAH</text:p>
          </table:table-cell>
          <table:table-cell table:style-name="ce5" office:value-type="string" calcext:value-type="string">
            <text:p>OWIREKU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5" office:value-type="float" office:value="10459182" calcext:value-type="float">
            <text:p>10459182</text:p>
          </table:table-cell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45605" calcext:value-type="float">
            <text:p>4560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4T22:56:24" calcext:value-type="date">
            <text:p>6/4/2015 22:56:24</text:p>
          </table:table-cell>
          <table:table-cell table:style-name="ce4" office:value-type="string" calcext:value-type="string">
            <text:p>ESTHER</text:p>
          </table:table-cell>
          <table:table-cell table:style-name="ce4" office:value-type="string" calcext:value-type="string">
            <text:p>BOAHEN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2429" calcext:value-type="float">
            <text:p>1048242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5606" calcext:value-type="float">
            <text:p>4560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5T22:56:24" calcext:value-type="date">
            <text:p>6/5/2015 22:56:24</text:p>
          </table:table-cell>
          <table:table-cell table:style-name="ce4" office:value-type="string" calcext:value-type="string">
            <text:p>LORETTA</text:p>
          </table:table-cell>
          <table:table-cell table:style-name="ce4" office:value-type="string" calcext:value-type="string">
            <text:p>SARPONG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2066" calcext:value-type="float">
            <text:p>1046206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5607" calcext:value-type="float">
            <text:p>4560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6T22:56:24" calcext:value-type="date">
            <text:p>6/6/2015 22:56:24</text:p>
          </table:table-cell>
          <table:table-cell table:style-name="ce4" office:value-type="string" calcext:value-type="string">
            <text:p>Elizabeth</text:p>
          </table:table-cell>
          <table:table-cell table:style-name="ce4" office:value-type="string" calcext:value-type="string">
            <text:p>Lamptey</text:p>
          </table:table-cell>
          <table:table-cell table:style-name="ce4" office:value-type="string" calcext:value-type="string">
            <text:p>Naa Odarko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1248" calcext:value-type="float">
            <text:p>10461248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45608" calcext:value-type="float">
            <text:p>4560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7T22:56:24" calcext:value-type="date">
            <text:p>6/7/2015 22:56:24</text:p>
          </table:table-cell>
          <table:table-cell table:style-name="ce4" office:value-type="string" calcext:value-type="string">
            <text:p>Rachel</text:p>
          </table:table-cell>
          <table:table-cell table:style-name="ce4" office:value-type="string" calcext:value-type="string">
            <text:p>Mac Forson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36967" calcext:value-type="float">
            <text:p>10336967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5609" calcext:value-type="float">
            <text:p>4560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8T22:56:24" calcext:value-type="date">
            <text:p>6/8/2015 22:56:24</text:p>
          </table:table-cell>
          <table:table-cell table:style-name="ce4" office:value-type="string" calcext:value-type="string">
            <text:p>EXPERIENZAR</text:p>
          </table:table-cell>
          <table:table-cell table:style-name="ce4" office:value-type="string" calcext:value-type="string">
            <text:p>ANKOMAH-SARFO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7513" calcext:value-type="float">
            <text:p>1046751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10" calcext:value-type="float">
            <text:p>4561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9T22:56:24" calcext:value-type="date">
            <text:p>6/9/2015 22:56:24</text:p>
          </table:table-cell>
          <table:table-cell table:style-name="ce4" office:value-type="string" calcext:value-type="string">
            <text:p>Sena</text:p>
          </table:table-cell>
          <table:table-cell table:style-name="ce4" office:value-type="string" calcext:value-type="string">
            <text:p>Adde</text:p>
          </table:table-cell>
          <table:table-cell table:style-name="ce4" office:value-type="string" calcext:value-type="string">
            <text:p>Ak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1451" calcext:value-type="float">
            <text:p>10451451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11" calcext:value-type="float">
            <text:p>4561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0T22:56:24" calcext:value-type="date">
            <text:p>6/10/2015 22:56:24</text:p>
          </table:table-cell>
          <table:table-cell table:style-name="ce4" office:value-type="string" calcext:value-type="string">
            <text:p>harriet</text:p>
          </table:table-cell>
          <table:table-cell table:style-name="ce4" office:value-type="string" calcext:value-type="string">
            <text:p>biscoff</text:p>
          </table:table-cell>
          <table:table-cell table:style-name="ce4" office:value-type="string" calcext:value-type="string">
            <text:p>ya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8457" calcext:value-type="float">
            <text:p>10468457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12" calcext:value-type="float">
            <text:p>4561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1T22:56:24" calcext:value-type="date">
            <text:p>6/11/2015 22:56:24</text:p>
          </table:table-cell>
          <table:table-cell table:style-name="ce4" office:value-type="string" calcext:value-type="string">
            <text:p>Barbara</text:p>
          </table:table-cell>
          <table:table-cell table:style-name="ce4" office:value-type="string" calcext:value-type="string">
            <text:p>Brobbey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95754" calcext:value-type="float">
            <text:p>1049575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13" calcext:value-type="float">
            <text:p>4561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2T22:56:24" calcext:value-type="date">
            <text:p>6/12/2015 22:56:2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Benyi</text:p>
          </table:table-cell>
          <table:table-cell table:style-name="ce4" office:value-type="string" calcext:value-type="string">
            <text:p>Kwek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94417" calcext:value-type="float">
            <text:p>10494417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14" calcext:value-type="float">
            <text:p>4561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3T22:56:24" calcext:value-type="date">
            <text:p>6/13/2015 22:56:24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OPOKU NUAM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0632" calcext:value-type="float">
            <text:p>1046063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615" calcext:value-type="float">
            <text:p>4561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4T22:56:24" calcext:value-type="date">
            <text:p>6/14/2015 22:56:24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Baah-Nyarkoh</text:p>
          </table:table-cell>
          <table:table-cell table:style-name="ce4" office:value-type="string" calcext:value-type="string">
            <text:p>At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5390" calcext:value-type="float">
            <text:p>1048539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616" calcext:value-type="float">
            <text:p>4561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5T22:56:24" calcext:value-type="date">
            <text:p>6/15/2015 22:56:24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Aggrey</text:p>
          </table:table-cell>
          <table:table-cell table:style-name="ce4" office:value-type="string" calcext:value-type="string">
            <text:p>Kwabe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0205" calcext:value-type="float">
            <text:p>1047020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617" calcext:value-type="float">
            <text:p>4561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6T22:56:24" calcext:value-type="date">
            <text:p>6/16/2015 22:56:24</text:p>
          </table:table-cell>
          <table:table-cell table:style-name="ce4" office:value-type="string" calcext:value-type="string">
            <text:p>BABA</text:p>
          </table:table-cell>
          <table:table-cell table:style-name="ce4" office:value-type="string" calcext:value-type="string">
            <text:p>YAKUBU</text:p>
          </table:table-cell>
          <table:table-cell table:style-name="ce4" office:value-type="string" calcext:value-type="string">
            <text:p>IDDRIS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7205" calcext:value-type="float">
            <text:p>10537205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5618" calcext:value-type="float">
            <text:p>4561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7T22:56:24" calcext:value-type="date">
            <text:p>6/17/2015 22:56:24</text:p>
          </table:table-cell>
          <table:table-cell table:style-name="ce4" office:value-type="string" calcext:value-type="string">
            <text:p>Patrick</text:p>
          </table:table-cell>
          <table:table-cell table:style-name="ce4" office:value-type="string" calcext:value-type="string">
            <text:p>Adu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0995" calcext:value-type="float">
            <text:p>1047099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5619" calcext:value-type="float">
            <text:p>4561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8T22:56:24" calcext:value-type="date">
            <text:p>6/18/2015 22:56:24</text:p>
          </table:table-cell>
          <table:table-cell table:style-name="ce4" office:value-type="string" calcext:value-type="string">
            <text:p>Harriet</text:p>
          </table:table-cell>
          <table:table-cell table:style-name="ce4" office:value-type="string" calcext:value-type="string">
            <text:p>Acheampong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7263" calcext:value-type="float">
            <text:p>1045726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5620" calcext:value-type="float">
            <text:p>4562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9T22:56:24" calcext:value-type="date">
            <text:p>6/19/2015 22:56:24</text:p>
          </table:table-cell>
          <table:table-cell table:style-name="ce4" office:value-type="string" calcext:value-type="string">
            <text:p>Abigail</text:p>
          </table:table-cell>
          <table:table-cell table:style-name="ce4" office:value-type="string" calcext:value-type="string">
            <text:p>Ofori</text:p>
          </table:table-cell>
          <table:table-cell table:style-name="ce4" office:value-type="string" calcext:value-type="string">
            <text:p>Oforiwa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90373" calcext:value-type="float">
            <text:p>1049037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45621" calcext:value-type="float">
            <text:p>4562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0T22:56:24" calcext:value-type="date">
            <text:p>6/20/2015 22:56:24</text:p>
          </table:table-cell>
          <table:table-cell table:style-name="ce4" office:value-type="string" calcext:value-type="string">
            <text:p>RANDA</text:p>
          </table:table-cell>
          <table:table-cell table:style-name="ce4" office:value-type="string" calcext:value-type="string">
            <text:p>ADJEI</text:p>
          </table:table-cell>
          <table:table-cell table:style-name="ce4" office:value-type="string" calcext:value-type="string">
            <text:p>NAA ADJEL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4024" calcext:value-type="float">
            <text:p>10534024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45622" calcext:value-type="float">
            <text:p>4562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1T22:56:24" calcext:value-type="date">
            <text:p>6/21/2015 22:56:24</text:p>
          </table:table-cell>
          <table:table-cell table:style-name="ce4" office:value-type="string" calcext:value-type="string">
            <text:p>Ivy</text:p>
          </table:table-cell>
          <table:table-cell table:style-name="ce4" office:value-type="string" calcext:value-type="string">
            <text:p>Hammond</text:p>
          </table:table-cell>
          <table:table-cell table:style-name="ce4" office:value-type="string" calcext:value-type="string">
            <text:p>Naa Amorko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75398" calcext:value-type="float">
            <text:p>10375398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5623" calcext:value-type="float">
            <text:p>4562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2T22:56:24" calcext:value-type="date">
            <text:p>6/22/2015 22:56:24</text:p>
          </table:table-cell>
          <table:table-cell table:style-name="ce4" office:value-type="string" calcext:value-type="string">
            <text:p>Kweku</text:p>
          </table:table-cell>
          <table:table-cell table:style-name="ce4" office:value-type="string" calcext:value-type="string">
            <text:p>Wonkye</text:p>
          </table:table-cell>
          <table:table-cell table:style-name="ce4" office:value-type="string" calcext:value-type="string">
            <text:p>Bimpo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09372" calcext:value-type="float">
            <text:p>10409372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5624" calcext:value-type="float">
            <text:p>4562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3T22:56:24" calcext:value-type="date">
            <text:p>6/23/2015 22:56:24</text:p>
          </table:table-cell>
          <table:table-cell table:style-name="ce4" office:value-type="string" calcext:value-type="string">
            <text:p>Valerie</text:p>
          </table:table-cell>
          <table:table-cell table:style-name="ce4" office:value-type="string" calcext:value-type="string">
            <text:p>Turkson</text:p>
          </table:table-cell>
          <table:table-cell table:style-name="ce4" office:value-type="string" calcext:value-type="string">
            <text:p>Abena K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84403" calcext:value-type="float">
            <text:p>10384403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45625" calcext:value-type="float">
            <text:p>4562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4T22:56:24" calcext:value-type="date">
            <text:p>6/24/2015 22:56:24</text:p>
          </table:table-cell>
          <table:table-cell table:style-name="ce4" office:value-type="string" calcext:value-type="string">
            <text:p>Regina</text:p>
          </table:table-cell>
          <table:table-cell table:style-name="ce4" office:value-type="string" calcext:value-type="string">
            <text:p>Danquah</text:p>
          </table:table-cell>
          <table:table-cell table:style-name="ce4" office:value-type="string" calcext:value-type="string">
            <text:p>Nana Araba Gyesiw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86047" calcext:value-type="float">
            <text:p>10386047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5626" calcext:value-type="float">
            <text:p>4562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5T22:56:24" calcext:value-type="date">
            <text:p>6/25/2015 22:56:24</text:p>
          </table:table-cell>
          <table:table-cell table:style-name="ce4" office:value-type="string" calcext:value-type="string">
            <text:p>BRIGHT</text:p>
          </table:table-cell>
          <table:table-cell table:style-name="ce4" office:value-type="string" calcext:value-type="string">
            <text:p>EKUFUL</text:p>
          </table:table-cell>
          <table:table-cell table:style-name="ce4" office:value-type="string" calcext:value-type="string">
            <text:p>KWAS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6773" calcext:value-type="float">
            <text:p>1046677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27" calcext:value-type="float">
            <text:p>4562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6T22:56:24" calcext:value-type="date">
            <text:p>6/26/2015 22:56:24</text:p>
          </table:table-cell>
          <table:table-cell table:style-name="ce6" office:value-type="string" calcext:value-type="string">
            <text:p>Abigail</text:p>
          </table:table-cell>
          <table:table-cell table:style-name="ce6" office:value-type="string" calcext:value-type="string">
            <text:p>Doh</text:p>
          </table:table-cell>
          <table:table-cell table:style-name="ce6" office:value-type="string" calcext:value-type="string">
            <text:p>En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6" office:value-type="float" office:value="10387747" calcext:value-type="float">
            <text:p>10387747</text:p>
          </table:table-cell>
          <table:table-cell table:style-name="ce6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28" calcext:value-type="float">
            <text:p>4562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7T22:56:24" calcext:value-type="date">
            <text:p>6/27/2015 22:56:24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Klutse</text:p>
          </table:table-cell>
          <table:table-cell table:style-name="ce4" office:value-type="string" calcext:value-type="string">
            <text:p>Dela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8979" calcext:value-type="float">
            <text:p>1046897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29" calcext:value-type="float">
            <text:p>4562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8T22:56:24" calcext:value-type="date">
            <text:p>6/28/2015 22:56:24</text:p>
          </table:table-cell>
          <table:table-cell table:style-name="ce4" office:value-type="string" calcext:value-type="string">
            <text:p>lydia</text:p>
          </table:table-cell>
          <table:table-cell table:style-name="ce4" office:value-type="string" calcext:value-type="string">
            <text:p>ofosuwar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15885" calcext:value-type="float">
            <text:p>10515885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30" calcext:value-type="float">
            <text:p>4563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9T22:56:24" calcext:value-type="date">
            <text:p>6/29/2015 22:56:24</text:p>
          </table:table-cell>
          <table:table-cell table:style-name="ce4" office:value-type="string" calcext:value-type="string">
            <text:p>EVANGELINA</text:p>
          </table:table-cell>
          <table:table-cell table:style-name="ce4" office:value-type="string" calcext:value-type="string">
            <text:p>SARPONG</text:p>
          </table:table-cell>
          <table:table-cell table:style-name="ce4" office:value-type="string" calcext:value-type="string">
            <text:p>DANK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27156" calcext:value-type="float">
            <text:p>10527156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31" calcext:value-type="float">
            <text:p>4563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30T22:56:24" calcext:value-type="date">
            <text:p>6/30/2015 22:56:24</text:p>
          </table:table-cell>
          <table:table-cell table:style-name="ce4" office:value-type="string" calcext:value-type="string">
            <text:p>ADJOA</text:p>
          </table:table-cell>
          <table:table-cell table:style-name="ce4" office:value-type="string" calcext:value-type="string">
            <text:p>OBLIE</text:p>
          </table:table-cell>
          <table:table-cell table:style-name="ce4" office:value-type="string" calcext:value-type="string">
            <text:p>ADID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6303" calcext:value-type="float">
            <text:p>10536303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632" calcext:value-type="float">
            <text:p>4563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1T22:56:24" calcext:value-type="date">
            <text:p>7/1/2015 22:56:24</text:p>
          </table:table-cell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Offei</text:p>
          </table:table-cell>
          <table:table-cell table:style-name="ce4" office:value-type="string" calcext:value-type="string">
            <text:p>Boate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26711" calcext:value-type="float">
            <text:p>10526711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633" calcext:value-type="float">
            <text:p>4563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2T22:56:24" calcext:value-type="date">
            <text:p>7/2/2015 22:56:24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Ahinful</text:p>
          </table:table-cell>
          <table:table-cell table:style-name="ce4" office:value-type="string" calcext:value-type="string">
            <text:p>Christ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6140" calcext:value-type="float">
            <text:p>1045614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634" calcext:value-type="float">
            <text:p>4563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3T22:56:24" calcext:value-type="date">
            <text:p>7/3/2015 22:56:24</text:p>
          </table:table-cell>
          <table:table-cell table:style-name="ce4" office:value-type="string" calcext:value-type="string">
            <text:p>juliet</text:p>
          </table:table-cell>
          <table:table-cell table:style-name="ce4" office:value-type="string" calcext:value-type="string">
            <text:p>Hammond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08153" calcext:value-type="float">
            <text:p>10408153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5635" calcext:value-type="float">
            <text:p>4563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4T22:56:24" calcext:value-type="date">
            <text:p>7/4/2015 22:56:24</text:p>
          </table:table-cell>
          <table:table-cell table:style-name="ce4" office:value-type="string" calcext:value-type="string">
            <text:p>GANETTE</text:p>
          </table:table-cell>
          <table:table-cell table:style-name="ce4" office:value-type="string" calcext:value-type="string">
            <text:p>APEADU-BAAH</text:p>
          </table:table-cell>
          <table:table-cell table:style-name="ce4" office:value-type="string" calcext:value-type="string">
            <text:p>FOSU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5405" calcext:value-type="float">
            <text:p>1046540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5636" calcext:value-type="float">
            <text:p>4563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5T22:56:24" calcext:value-type="date">
            <text:p>7/5/2015 22:56:24</text:p>
          </table:table-cell>
          <table:table-cell table:style-name="ce4" office:value-type="string" calcext:value-type="string">
            <text:p>priscilla</text:p>
          </table:table-cell>
          <table:table-cell table:style-name="ce4" office:value-type="string" calcext:value-type="string">
            <text:p>amoako</text:p>
          </table:table-cell>
          <table:table-cell table:style-name="ce4" office:value-type="string" calcext:value-type="string">
            <text:p>kona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02196" calcext:value-type="float">
            <text:p>10402196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37" calcext:value-type="float">
            <text:p>4563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6T22:56:24" calcext:value-type="date">
            <text:p>7/6/2015 22:56:24</text:p>
          </table:table-cell>
          <table:table-cell table:style-name="ce4" office:value-type="string" calcext:value-type="string">
            <text:p>Precious</text:p>
          </table:table-cell>
          <table:table-cell table:style-name="ce4" office:value-type="string" calcext:value-type="string">
            <text:p>Coffi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7291" calcext:value-type="float">
            <text:p>1047729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38" calcext:value-type="float">
            <text:p>4563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7T22:56:24" calcext:value-type="date">
            <text:p>7/7/2015 22:56:24</text:p>
          </table:table-cell>
          <table:table-cell table:style-name="ce4" office:value-type="string" calcext:value-type="string">
            <text:p>Kingsley</text:p>
          </table:table-cell>
          <table:table-cell table:style-name="ce4" office:value-type="string" calcext:value-type="string">
            <text:p>Amponfi</text:p>
          </table:table-cell>
          <table:table-cell table:style-name="ce4" office:value-type="string" calcext:value-type="string">
            <text:p>Kus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9321" calcext:value-type="float">
            <text:p>1047932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39" calcext:value-type="float">
            <text:p>4563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8T22:56:24" calcext:value-type="date">
            <text:p>7/8/2015 22:56: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Owusu-Koranteng</text:p>
          </table:table-cell>
          <table:table-cell table:style-name="ce4" office:value-type="string" calcext:value-type="string">
            <text:p>Dans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21557" calcext:value-type="float">
            <text:p>10521557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40" calcext:value-type="float">
            <text:p>4564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9T22:56:24" calcext:value-type="date">
            <text:p>7/9/2015 22:56:24</text:p>
          </table:table-cell>
          <table:table-cell table:style-name="ce4" office:value-type="string" calcext:value-type="string">
            <text:p>Prince</text:p>
          </table:table-cell>
          <table:table-cell table:style-name="ce4" office:value-type="string" calcext:value-type="string">
            <text:p>Ofori</text:p>
          </table:table-cell>
          <table:table-cell table:style-name="ce4" office:value-type="string" calcext:value-type="string">
            <text:p>Koj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0467" calcext:value-type="float">
            <text:p>10530467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41" calcext:value-type="float">
            <text:p>4564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0T22:56:24" calcext:value-type="date">
            <text:p>7/10/2015 22:56:24</text:p>
          </table:table-cell>
          <table:table-cell table:style-name="ce4" office:value-type="string" calcext:value-type="string">
            <text:p>PATRICK</text:p>
          </table:table-cell>
          <table:table-cell table:style-name="ce4" office:value-type="string" calcext:value-type="string">
            <text:p>NTI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8834" calcext:value-type="float">
            <text:p>1045883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642" calcext:value-type="float">
            <text:p>4564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1T22:56:24" calcext:value-type="date">
            <text:p>7/11/2015 22:56:24</text:p>
          </table:table-cell>
          <table:table-cell table:style-name="ce4" office:value-type="string" calcext:value-type="string">
            <text:p>MONEL</text:p>
          </table:table-cell>
          <table:table-cell table:style-name="ce4" office:value-type="string" calcext:value-type="string">
            <text:p>AMISS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9164" calcext:value-type="float">
            <text:p>1046916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643" calcext:value-type="float">
            <text:p>4564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2T22:56:24" calcext:value-type="date">
            <text:p>7/12/2015 22:56:24</text:p>
          </table:table-cell>
          <table:table-cell table:style-name="ce4" office:value-type="string" calcext:value-type="string">
            <text:p>karimatu</text:p>
          </table:table-cell>
          <table:table-cell table:style-name="ce4" office:value-type="string" calcext:value-type="string">
            <text:p>alhassan</text:p>
          </table:table-cell>
          <table:table-cell table:style-name="ce4" office:value-type="string" calcext:value-type="string">
            <text:p>D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9330" calcext:value-type="float">
            <text:p>1048933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644" calcext:value-type="float">
            <text:p>4564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3T22:56:24" calcext:value-type="date">
            <text:p>7/13/2015 22:56:24</text:p>
          </table:table-cell>
          <table:table-cell table:style-name="ce4" office:value-type="string" calcext:value-type="string">
            <text:p>zainab</text:p>
          </table:table-cell>
          <table:table-cell table:style-name="ce4" office:value-type="string" calcext:value-type="string">
            <text:p>yakubu</text:p>
          </table:table-cell>
          <table:table-cell table:style-name="ce4" office:value-type="string" calcext:value-type="string">
            <text:p>trac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46340" calcext:value-type="float">
            <text:p>1044634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5645" calcext:value-type="float">
            <text:p>4564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4T22:56:24" calcext:value-type="date">
            <text:p>7/14/2015 22:56:24</text:p>
          </table:table-cell>
          <table:table-cell table:style-name="ce4" office:value-type="string" calcext:value-type="string">
            <text:p>Gifty</text:p>
          </table:table-cell>
          <table:table-cell table:style-name="ce4" office:value-type="string" calcext:value-type="string">
            <text:p>Akoto</text:p>
          </table:table-cell>
          <table:table-cell table:style-name="ce4" office:value-type="string" calcext:value-type="string">
            <text:p>Du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9718" calcext:value-type="float">
            <text:p>10479718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46" calcext:value-type="float">
            <text:p>4564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5T22:56:24" calcext:value-type="date">
            <text:p>7/15/2015 22:56:24</text:p>
          </table:table-cell>
          <table:table-cell table:style-name="ce4" office:value-type="string" calcext:value-type="string">
            <text:p>magdalene</text:p>
          </table:table-cell>
          <table:table-cell table:style-name="ce4" office:value-type="string" calcext:value-type="string">
            <text:p>oti-boateng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7160" calcext:value-type="float">
            <text:p>1047716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47" calcext:value-type="float">
            <text:p>4564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6T22:56:24" calcext:value-type="date">
            <text:p>7/16/2015 22:56:24</text:p>
          </table:table-cell>
          <table:table-cell table:style-name="ce4" office:value-type="string" calcext:value-type="string">
            <text:p>priscilla</text:p>
          </table:table-cell>
          <table:table-cell table:style-name="ce4" office:value-type="string" calcext:value-type="string">
            <text:p>makafui</text:p>
          </table:table-cell>
          <table:table-cell table:style-name="ce4" office:value-type="string" calcext:value-type="string">
            <text:p>mahom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2742" calcext:value-type="float">
            <text:p>1047274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48" calcext:value-type="float">
            <text:p>4564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7T22:56:24" calcext:value-type="date">
            <text:p>7/17/2015 22:56:24</text:p>
          </table:table-cell>
          <table:table-cell table:style-name="ce4" office:value-type="string" calcext:value-type="string">
            <text:p>Eyra</text:p>
          </table:table-cell>
          <table:table-cell table:style-name="ce4" office:value-type="string" calcext:value-type="string">
            <text:p>Tuadzr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79086" calcext:value-type="float">
            <text:p>1047908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49" calcext:value-type="float">
            <text:p>4564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8T22:56:24" calcext:value-type="date">
            <text:p>7/18/2015 22:56:24</text:p>
          </table:table-cell>
          <table:table-cell table:style-name="ce4" office:value-type="string" calcext:value-type="string">
            <text:p>ANITA</text:p>
          </table:table-cell>
          <table:table-cell table:style-name="ce4" office:value-type="string" calcext:value-type="string">
            <text:p>OFORI</text:p>
          </table:table-cell>
          <table:table-cell table:style-name="ce4" office:value-type="string" calcext:value-type="string">
            <text:p>SE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05340" calcext:value-type="float">
            <text:p>10405340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50" calcext:value-type="float">
            <text:p>4565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9T22:56:24" calcext:value-type="date">
            <text:p>7/19/2015 22:56:24</text:p>
          </table:table-cell>
          <table:table-cell table:style-name="ce7" office:value-type="string" calcext:value-type="string">
            <text:p>Caleb</text:p>
          </table:table-cell>
          <table:table-cell table:style-name="ce7" office:value-type="string" calcext:value-type="string">
            <text:p>Eshun</text:p>
          </table:table-cell>
          <table:table-cell table:style-name="ce7" office:value-type="string" calcext:value-type="string">
            <text:p>Stephen-Kof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7" office:value-type="float" office:value="10527286" calcext:value-type="float">
            <text:p>10527286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51" calcext:value-type="float">
            <text:p>4565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0T22:56:24" calcext:value-type="date">
            <text:p>7/20/2015 22:56:24</text:p>
          </table:table-cell>
          <table:table-cell table:style-name="ce4" office:value-type="string" calcext:value-type="string">
            <text:p>Judith</text:p>
          </table:table-cell>
          <table:table-cell table:style-name="ce4" office:value-type="string" calcext:value-type="string">
            <text:p>Anum</text:p>
          </table:table-cell>
          <table:table-cell table:style-name="ce4" office:value-type="string" calcext:value-type="string">
            <text:p>Korkl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388724" calcext:value-type="float">
            <text:p>10388724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652" calcext:value-type="float">
            <text:p>4565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1T22:56:24" calcext:value-type="date">
            <text:p>7/21/2015 22:56:24</text:p>
          </table:table-cell>
          <table:table-cell table:style-name="ce4" office:value-type="string" calcext:value-type="string">
            <text:p>priscilla</text:p>
          </table:table-cell>
          <table:table-cell table:style-name="ce4" office:value-type="string" calcext:value-type="string">
            <text:p>denkyi</text:p>
          </table:table-cell>
          <table:table-cell table:style-name="ce4" office:value-type="string" calcext:value-type="string">
            <text:p>akosu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94711" calcext:value-type="float">
            <text:p>1049471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653" calcext:value-type="float">
            <text:p>4565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2T22:56:24" calcext:value-type="date">
            <text:p>7/22/2015 22:56:24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Tackie</text:p>
          </table:table-cell>
          <table:table-cell table:style-name="ce4" office:value-type="string" calcext:value-type="string">
            <text:p>Nii Ofo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13849" calcext:value-type="float">
            <text:p>10413849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654" calcext:value-type="float">
            <text:p>4565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3T22:56:24" calcext:value-type="date">
            <text:p>7/23/2015 22:56:24</text:p>
          </table:table-cell>
          <table:table-cell table:style-name="ce4" office:value-type="string" calcext:value-type="string">
            <text:p>Linda</text:p>
          </table:table-cell>
          <table:table-cell table:style-name="ce4" office:value-type="string" calcext:value-type="string">
            <text:p>Cobbin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16854" calcext:value-type="float">
            <text:p>10416854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55" calcext:value-type="float">
            <text:p>4565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4T22:56:24" calcext:value-type="date">
            <text:p>7/24/2015 22:56:24</text:p>
          </table:table-cell>
          <table:table-cell table:style-name="ce4" office:value-type="string" calcext:value-type="string">
            <text:p>Margaret</text:p>
          </table:table-cell>
          <table:table-cell table:style-name="ce4" office:value-type="string" calcext:value-type="string">
            <text:p>Pecku</text:p>
          </table:table-cell>
          <table:table-cell table:style-name="ce4" office:value-type="string" calcext:value-type="string">
            <text:p>Mam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07008" calcext:value-type="float">
            <text:p>10407008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56" calcext:value-type="float">
            <text:p>4565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5T22:56:24" calcext:value-type="date">
            <text:p>7/25/2015 22:56:24</text:p>
          </table:table-cell>
          <table:table-cell table:style-name="ce4" office:value-type="string" calcext:value-type="string">
            <text:p>ANDREA</text:p>
          </table:table-cell>
          <table:table-cell table:style-name="ce4" office:value-type="string" calcext:value-type="string">
            <text:p>ASAMOAH</text:p>
          </table:table-cell>
          <table:table-cell table:style-name="ce4" office:value-type="string" calcext:value-type="string">
            <text:p>AWUKUBE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82016" calcext:value-type="float">
            <text:p>1048201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57" calcext:value-type="float">
            <text:p>4565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6T22:56:24" calcext:value-type="date">
            <text:p>7/26/2015 22:56:24</text:p>
          </table:table-cell>
          <table:table-cell table:style-name="ce4" office:value-type="string" calcext:value-type="string">
            <text:p>LYDIA</text:p>
          </table:table-cell>
          <table:table-cell table:style-name="ce4" office:value-type="string" calcext:value-type="string">
            <text:p>DOTSEY</text:p>
          </table:table-cell>
          <table:table-cell table:style-name="ce4" office:value-type="string" calcext:value-type="string">
            <text:p>MAWUTO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54963" calcext:value-type="float">
            <text:p>1045496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58" calcext:value-type="float">
            <text:p>4565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7T22:56:24" calcext:value-type="date">
            <text:p>7/27/2015 22:56:24</text:p>
          </table:table-cell>
          <table:table-cell table:style-name="ce4" office:value-type="string" calcext:value-type="string">
            <text:p>portia</text:p>
          </table:table-cell>
          <table:table-cell table:style-name="ce4" office:value-type="string" calcext:value-type="string">
            <text:p>kornu</text:p>
          </table:table-cell>
          <table:table-cell table:style-name="ce4" office:value-type="string" calcext:value-type="string">
            <text:p>etorn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535758" calcext:value-type="float">
            <text:p>10535758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59" calcext:value-type="float">
            <text:p>4565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8T22:56:24" calcext:value-type="date">
            <text:p>7/28/2015 22:56:24</text:p>
          </table:table-cell>
          <table:table-cell table:style-name="ce4" office:value-type="string" calcext:value-type="string">
            <text:p>BAABA</text:p>
          </table:table-cell>
          <table:table-cell table:style-name="ce4" office:value-type="string" calcext:value-type="string">
            <text:p>DANIELS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351827" calcext:value-type="float">
            <text:p>10351827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60" calcext:value-type="float">
            <text:p>45660</text:p>
          </table:table-cell>
          <table:table-cell table:number-columns-repeated="240"/>
        </table:table-row>
        <table:table-row table:style-name="ro2" table:number-rows-repeated="3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898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1:05:22.643649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00:03:03.055880890</dc:date>
    <meta:editing-duration>PT13M54S</meta:editing-duration>
    <meta:editing-cycles>4</meta:editing-cycles>
    <meta:generator>LibreOffice/4.2.7.2$Linux_X86_64 LibreOffice_project/420m0$Build-2</meta:generator>
    <meta:document-statistic meta:table-count="1" meta:cell-count="1537" meta:object-count="0"/>
  </office:meta>
</office:document-meta>
</file>